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46e45" officeooo:paragraph-rsid="00146e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orking on Telesurgery In order to proper delivery of project</text:p>
      <text:p text:style-name="P1"/>
      <text:p text:style-name="P1">- Testing</text:p>
      <text:p text:style-name="P1">- Removing irrelevent Content</text:p>
      <text:p text:style-name="P1">- Taking Document from client in order to work furth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6T03:53:36.711447769</meta:creation-date>
    <dc:date>2022-09-06T03:56:45.940738939</dc:date>
    <meta:editing-duration>PT3M9S</meta:editing-duration>
    <meta:editing-cycles>1</meta:editing-cycles>
    <meta:document-statistic meta:table-count="0" meta:image-count="0" meta:object-count="0" meta:page-count="1" meta:paragraph-count="4" meta:word-count="26" meta:character-count="153" meta:non-whitespace-character-count="131"/>
    <meta:generator>LibreOffice/7.3.4.2$Linux_X86_64 LibreOffice_project/30$Build-2</meta:generator>
  </office:meta>
</office:document-meta>
</file>